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0" svg:font-family="CMR10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stererkennung Übungsblatt 5, Moritz Walter, Manar Zaboub</text:p>
      <text:p text:style-name="Standard"/>
      <text:p text:style-name="Standard">Aufgabe 1)</text:p>
      <text:p text:style-name="Standard"/>
      <text:p text:style-name="Standard">Richtig: 1012</text:p>
      <text:p text:style-name="Standard">Falsch: 370</text:p>
      <text:p text:style-name="Standard">Fehlerquote: 26.772793053545584 %</text:p>
      <text:p text:style-name="Standard"/>
      <text:p text:style-name="Standard"/>
      <text:p text:style-name="Standard">Aufgabe 2)</text:p>
      <text:p text:style-name="Standard"/>
      <text:p text:style-name="Standard">a)<text:tab/>k = 10 cross validation:</text:p>
      <text:p text:style-name="Standard"/>
      <text:p text:style-name="Standard"><text:tab/>Durchschnittsfehler bei 10 cross Validation: 29.767441860465116 %</text:p>
      <text:p text:style-name="Standard"/>
      <text:p text:style-name="Standard">b)<text:tab/>k = N cross validation (Jacknife)</text:p>
      <text:p text:style-name="Standard"/>
      <text:p text:style-name="Standard"><text:tab/>Durchschnittsfehler bei 1728 cross Validation: 29.976851851851855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0" svg:font-family="CMR10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itz Walter</meta:initial-creator>
    <meta:creation-date>2019-07-23T18:40:08.49</meta:creation-date>
    <dc:date>2019-08-06T23:05:47.50</dc:date>
    <dc:creator>Moritz Walter</dc:creator>
    <meta:editing-duration>PT1H2M10S</meta:editing-duration>
    <meta:editing-cycles>9</meta:editing-cycles>
    <meta:generator>OpenOffice/4.1.6$Win32 OpenOffice.org_project/416m1$Build-9790</meta:generator>
    <meta:document-statistic meta:table-count="0" meta:image-count="0" meta:object-count="0" meta:page-count="1" meta:paragraph-count="10" meta:word-count="45" meta:character-count="332"/>
  </office:meta>
</office:document-meta>
</file>